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st of modifications of Version 3.3 of miniBackplane (SFP, 18 ports):</text:p>
      <text:p text:style-name="Standard"/>
      <text:p text:style-name="Standard">Schematics:</text:p>
      <text:list xml:id="list35415888" text:style-name="L1">
        <text:list-item>
          <text:p text:style-name="P1">Connector_GTX.SchDoc:</text:p>
          <text:list>
            <text:list-item>
              <text:p text:style-name="P1">P/N of the J1 changed to QTS-048-02-L-LD-DP (8 mm height stack-up)</text:p>
            </text:list-item>
            <text:list-item>
              <text:p text:style-name="P1">Pin-90 signal connected to FAN_BOX_EN</text:p>
            </text:list-item>
            <text:list-item>
              <text:p text:style-name="P1">Pin-92 signal connected to FAN_PSU_EN</text:p>
            </text:list-item>
          </text:list>
        </text:list-item>
        <text:list-item>
          <text:p text:style-name="P1">Powe_Supply.SchDoc:</text:p>
          <text:list>
            <text:list-item>
              <text:p text:style-name="P1">N/A</text:p>
            </text:list-item>
          </text:list>
        </text:list-item>
        <text:list-item>
          <text:p text:style-name="P1">I2C_Multiplexers.SchDoc:</text:p>
          <text:list>
            <text:list-item>
              <text:p text:style-name="P1">Removed I2C Temperature Sensor TMP100 IC7 for sensing PCB Tª (placed close the PSU)</text:p>
            </text:list-item>
          </text:list>
        </text:list-item>
        <text:list-item>
          <text:p text:style-name="P1">TEST_USB.SchDoc:</text:p>
          <text:list>
            <text:list-item>
              <text:p text:style-name="P1">Removed the two 1:2 multiplexer controlled by the FPGA. </text:p>
            </text:list-item>
            <text:list-item>
              <text:p text:style-name="P1">Used two independent USB CP2101 chips and connectors for ARM and FPGA.</text:p>
            </text:list-item>
            <text:list-item>
              <text:p text:style-name="P1">Resistors for pull-up and pull-down changed from 3K3 to 4K7.</text:p>
            </text:list-item>
          </text:list>
        </text:list-item>
        <text:list-item>
          <text:p text:style-name="P1">Connectors_GPIOs.SchDoc:</text:p>
          <text:list>
            <text:list-item>
              <text:p text:style-name="P1">Cases of the DB9 and USB connectors tied to chassis.</text:p>
            </text:list-item>
            <text:list-item>
              <text:p text:style-name="P1">P/N of the J2 changed to QTS-048-02-L-LD-DP (8 mm height stack-up)</text:p>
            </text:list-item>
            <text:list-item>
              <text:p text:style-name="P1">Removed FAN_FPGA controller</text:p>
            </text:list-item>
            <text:list-item>
              <text:p text:style-name="P1">FAN_BOX_EN and FAN_PSU_EN controlled by the FPGA in order to allow easy PWM implementation.</text:p>
            </text:list-item>
            <text:list-item>
              <text:p text:style-name="P1">Added capacitors for filtering PWM output signals.</text:p>
            </text:list-item>
            <text:list-item>
              <text:p text:style-name="P1">Removed tachometers fan signals.</text:p>
            </text:list-item>
            <text:list-item>
              <text:p text:style-name="P1">Added general function push-button.</text:p>
            </text:list-item>
            <text:list-item>
              <text:p text:style-name="P1">Added PMOS to allow switch on-off the +12V of the fans. </text:p>
            </text:list-item>
          </text:list>
        </text:list-item>
        <text:list-item>
          <text:p text:style-name="P1">WR_LINK.SchDoc:</text:p>
          <text:list>
            <text:list-item>
              <text:p text:style-name="P1">N/A</text:p>
            </text:list-item>
          </text:list>
        </text:list-item>
        <text:list-item>
          <text:p text:style-name="P1">Main.SchDoc:</text:p>
          <text:list>
            <text:list-item>
              <text:p text:style-name="P1">Removed Chassis connections </text:p>
            </text:list-item>
            <text:list-item>
              <text:p text:style-name="P1">Added the I2C_Peripherals sheet:</text:p>
              <text:list>
                <text:list-item>
                  <text:p text:style-name="P1">Added I2C GPIO controller</text:p>
                </text:list-item>
                <text:list-item>
                  <text:p text:style-name="P1">Added push-button to select the ARM booting</text:p>
                </text:list-item>
                <text:list-item>
                  <text:p text:style-name="P1">Added a bi-colour red/green led for ARM error communication</text:p>
                </text:list-item>
                <text:list-item>
                  <text:p text:style-name="P1">Added a bi-colour red/green led for PSU OK/error </text:p>
                </text:list-item>
                <text:list-item>
                  <text:p text:style-name="P1">Added 4bit dip-switch to indicate the PCB version</text:p>
                </text:list-item>
                <text:list-item>
                  <text:p text:style-name="P1">Added the TMP100 I2C IC7 Tª sensor <text:s/>removed from I2C_Multiplexers. </text:p>
                </text:list-item>
              </text:list>
            </text:list-item>
          </text:list>
        </text:list-item>
      </text:list>
      <text:p text:style-name="Standard"/>
      <text:p text:style-name="Standard">PCB:</text:p>
      <text:list xml:id="list35430646" text:style-name="L2">
        <text:list-item>
          <text:p text:style-name="P2">PCB shape changed</text:p>
        </text:list-item>
        <text:list-item>
          <text:p text:style-name="P2">RS232 and USB Test connectors moved to the back panel of the switch.</text:p>
        </text:list-item>
        <text:list-item>
          <text:p text:style-name="P2">SFP cases moved about 2,4mm inside PCB</text:p>
        </text:list-item>
        <text:list-item>
          <text:p text:style-name="P2">USB connectors moved to the PCB edge</text:p>
        </text:list-item>
        <text:list-item>
          <text:p text:style-name="P2">Stack-up changed to 6 layers.</text:p>
        </text:list-item>
        <text:list-item>
          <text:p text:style-name="P2">Gigabit signals moved to internal routing layers to reduce the emitted radiations (CE Label test requirement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5-03T17:59:16.65</meta:creation-date>
    <dc:date>2012-11-08T15:32:24.71</dc:date>
    <meta:editing-duration>PT01H18M57S</meta:editing-duration>
    <meta:editing-cycles>5</meta:editing-cycles>
    <meta:generator>OpenOffice.org/3.1$Win32 OpenOffice.org_project/310m11$Build-9399</meta:generator>
    <meta:document-statistic meta:table-count="0" meta:image-count="0" meta:object-count="0" meta:page-count="1" meta:paragraph-count="41" meta:word-count="294" meta:character-count="1727"/>
  </office:meta>
</office:document-meta>
</file>